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8d2" officeooo:paragraph-rsid="001af8d2"/>
    </style:style>
    <style:style style:name="P2" style:family="paragraph" style:parent-style-name="Standard">
      <style:paragraph-properties fo:text-align="start" style:justify-single-word="false"/>
      <style:text-properties officeooo:rsid="001b4138" officeooo:paragraph-rsid="001b4138"/>
    </style:style>
    <style:style style:name="P3" style:family="paragraph" style:parent-style-name="Standard">
      <style:paragraph-properties fo:text-align="start" style:justify-single-word="false"/>
      <style:text-properties officeooo:rsid="001cf171" officeooo:paragraph-rsid="001cf171"/>
    </style:style>
    <style:style style:name="P4" style:family="paragraph" style:parent-style-name="Standard">
      <style:paragraph-properties fo:text-align="start" style:justify-single-word="false"/>
      <style:text-properties officeooo:paragraph-rsid="001cf171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c8c8" officeooo:paragraph-rsid="001ec8c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cc31" officeooo:paragraph-rsid="0022cc3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16a6" officeooo:paragraph-rsid="002516a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ec8c8" officeooo:paragraph-rsid="001ec8c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22cc31" officeooo:paragraph-rsid="0024664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246644" officeooo:paragraph-rsid="00246644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1cf171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1ec8c8" officeooo:paragraph-rsid="001ec8c8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1effda" officeooo:paragraph-rsid="001effda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1effda" officeooo:paragraph-rsid="0027ab6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46644" officeooo:paragraph-rsid="00246644" style:font-weight-asian="bold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2516a6" officeooo:paragraph-rsid="002516a6" style:font-weight-asian="bold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284c26" officeooo:paragraph-rsid="0027ab6c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2aafbb" officeooo:paragraph-rsid="0027ab6c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ec8c8" officeooo:paragraph-rsid="001ec8c8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1ec8c8" officeooo:paragraph-rsid="001ec8c8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1effda" officeooo:paragraph-rsid="001effda" style:font-weight-asian="bold" style:font-weight-complex="bold"/>
    </style:style>
    <style:style style:name="T1" style:family="text">
      <style:text-properties officeooo:rsid="001cf171"/>
    </style:style>
    <style:style style:name="T2" style:family="text">
      <style:text-properties officeooo:rsid="001ec8c8"/>
    </style:style>
    <style:style style:name="T3" style:family="text">
      <style:text-properties officeooo:rsid="00246644"/>
    </style:style>
    <style:style style:name="T4" style:family="text">
      <style:text-properties officeooo:rsid="0027ab6c"/>
    </style:style>
    <style:style style:name="T5" style:family="text">
      <style:text-properties officeooo:rsid="002aaf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P1"/>
      <text:p text:style-name="P1"/>
      <text:p text:style-name="P1">NOME DEL CLIENTE: <text:s/>AIUTOGIOCO</text:p>
      <text:p text:style-name="P1"/>
      <text:p text:style-name="P2">1.TIPO <text:s/>DI <text:span text:style-name="T2">ATTIVITÀ</text:span> <text:s/>DEL CLIENTE:</text:p>
      <text:p text:style-name="P2">AIUTOGIOGO è <text:s/>un’associazione che si <text:span text:style-name="T2">occupa</text:span> di <text:s/><text:span text:style-name="T1">informare <text:s/>le persone su giochi e i conseguenze che possono capitare.</text:span></text:p>
      <text:p text:style-name="P3">2.OBIETTIVO DEL SITO:</text:p>
      <text:list xml:id="list1521278354" text:style-name="L1">
        <text:list-item>
          <text:p text:style-name="P11">supporto ai giocatori e ai familiari attraverso colloqui, informazioni e orientamento;</text:p>
        </text:list-item>
        <text:list-item>
          <text:p text:style-name="P11">formazione e consulenze sulle problematiche relative al gioco d'azzardo;</text:p>
        </text:list-item>
        <text:list-item>
          <text:p text:style-name="P11">invio ai servizi pubblici presenti sul territorio.</text:p>
        </text:list-item>
      </text:list>
      <text:p text:style-name="P4"/>
      <text:p text:style-name="P3"/>
      <text:p text:style-name="P5">DESCRIZIONE DEL SITO:</text:p>
      <text:list xml:id="list1014519529" text:style-name="L2">
        <text:list-item>
          <text:p text:style-name="P12">il sito contiene 6 pagine </text:p>
        </text:list-item>
        <text:list-item>
          <text:p text:style-name="P12">contenuti principale</text:p>
          <text:p text:style-name="P18">home.html</text:p>
          <text:p text:style-name="P18">immagini.html</text:p>
          <text:p text:style-name="P18">luogo.php</text:p>
          <text:p text:style-name="P18">contatti.php</text:p>
          <text:p text:style-name="P18">logout.php</text:p>
        </text:list-item>
        <text:list-item>
          <text:p text:style-name="P12">pagine statiche</text:p>
          <text:p text:style-name="P13"><text:s/>home.html</text:p>
          <text:p text:style-name="P13"><text:s/>immagini.html</text:p>
          <text:p text:style-name="P13"><text:s/>test.html</text:p>
        </text:list-item>
        <text:list-item>
          <text:p text:style-name="P12">pagine dinamiche</text:p>
          <text:p text:style-name="P14">register.php <text:span text:style-name="T5">e login.php</text:span></text:p>
          <text:p text:style-name="P14">contatti.php</text:p>
          <text:p text:style-name="P18">luogo.php</text:p>
          <text:p text:style-name="P13"/>
        </text:list-item>
        <text:list-item>
          <text:p text:style-name="P12">mappa del sito</text:p>
          <text:p text:style-name="P18">contenuto nella pagina luogo.php.</text:p>
          <text:p text:style-name="P19"/>
        </text:list-item>
      </text:list>
      <text:p text:style-name="P8"/>
      <text:p text:style-name="P5">PRINCIPALI <text:s/>FUNZIONALITÀ <text:s/>ESISTENTI <text:s/>NEL <text:s/>SITO <text:s/>WEB :</text:p>
      <text:p text:style-name="P5"/>
      <text:list xml:id="list1726511319" text:style-name="L3">
        <text:list-item>
          <text:p text:style-name="P20">galleria immagine</text:p>
        </text:list-item>
        <text:list-item>
          <text:p text:style-name="P21">form <text:s/>pagina dei contatti</text:p>
        </text:list-item>
        <text:list-item>
          <text:p text:style-name="P21">social network</text:p>
        </text:list-item>
        <text:list-item>
          <text:p text:style-name="P21">video</text:p>
        </text:list-item>
        <text:list-item>
          <text:p text:style-name="P21">mappa</text:p>
        </text:list-item>
        <text:list-item>
          <text:p text:style-name="P21">iframe</text:p>
        </text:list-item>
        <text:list-item>
          <text:p text:style-name="P21">form <text:s/>pagina login</text:p>
        </text:list-item>
        <text:list-item>
          <text:p text:style-name="P21">form <text:s/>pagina logout</text:p>
          <text:p text:style-name="P21"/>
        </text:list-item>
      </text:list>
      <text:p text:style-name="P6">TESTI E IMMAGINI:</text:p>
      <text:p text:style-name="P6"/>
      <text:p text:style-name="P9">I testi prevengono dai sito “fouridalgioco.<text:span text:style-name="T3">org</text:span>” . </text:p>
      <text:p text:style-name="P10">gli immaginige <text:s/>vengono dal <text:s/>google.</text:p>
      <text:p text:style-name="P10"><text:soft-page-break/>I video da youtube.</text:p>
      <text:p text:style-name="P10">I iframe da wikipedia.</text:p>
      <text:p text:style-name="P10"/>
      <text:p text:style-name="P7">CO<text:span text:style-name="T4">N</text:span>FIGURAZIONE HARWARE/SOFTWARE :</text:p>
      <text:p text:style-name="P7"/>
      <text:list xml:id="list1044984125" text:style-name="L4">
        <text:list-item>
          <text:p text:style-name="P16">i linguaggi utilizzati sono: html, javascript, php e <text:s/>sql.</text:p>
        </text:list-item>
        <text:list-item>
          <text:p text:style-name="P17">Ragionamento sul servizio di hosting.</text:p>
          <text:p text:style-name="P17">Il srevizio di host usato è LOCALHOST <text:s/>di <text:s/>XAMPP.</text:p>
          <text:p text:style-name="P17">Il <text:s/>data base utilizzato è PHPMYADM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29cm" fo:margin-right="0.4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7:48:56.906000000</meta:creation-date>
    <dc:date>2019-07-28T00:23:44.070000000</dc:date>
    <meta:editing-duration>PT11M2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47" meta:word-count="205" meta:character-count="1241" meta:non-whitespace-character-count="1090"/>
  </office:meta>
</office:document-meta>
</file>